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size="20pt" style:font-size-asian="20pt" style:font-size-complex="20pt"/>
    </style:style>
    <style:style style:name="P2" style:parent-style-name="Standard" style:family="paragraph">
      <style:text-properties fo:font-size="20pt" style:font-size-asian="20pt" style:font-size-complex="20pt"/>
    </style:style>
    <style:style style:name="P3" style:parent-style-name="Standard" style:family="paragraph">
      <style:text-properties fo:font-size="20pt" style:font-size-asian="20pt" style:font-size-complex="20pt"/>
    </style:style>
    <style:style style:name="P4" style:parent-style-name="Standard" style:family="paragraph">
      <style:text-properties fo:font-size="16pt" style:font-size-asian="16pt" style:font-size-complex="16pt"/>
    </style:style>
    <style:style style:name="P5" style:parent-style-name="Standard" style:family="paragraph">
      <style:text-properties fo:font-size="16pt" style:font-size-asian="16pt" style:font-size-complex="16pt"/>
    </style:style>
    <style:style style:name="P6" style:parent-style-name="Standard" style:family="paragraph">
      <style:text-properties fo:font-size="16pt" style:font-size-asian="16pt" style:font-size-complex="16pt"/>
    </style:style>
    <style:style style:name="P7" style:parent-style-name="Standard" style:family="paragraph">
      <style:text-properties fo:font-size="16pt" style:font-size-asian="16pt" style:font-size-complex="16pt"/>
    </style:style>
    <style:style style:name="P8" style:parent-style-name="Standard" style:family="paragraph">
      <style:text-properties fo:font-size="16pt" style:font-size-asian="16pt" style:font-size-complex="16pt"/>
    </style:style>
    <style:style style:name="P9" style:parent-style-name="Standard" style:family="paragraph">
      <style:text-properties fo:font-size="16pt" style:font-size-asian="16pt" style:font-size-complex="16pt"/>
    </style:style>
    <style:style style:name="P10" style:parent-style-name="Standard" style:family="paragraph">
      <style:text-properties fo:font-size="16pt" style:font-size-asian="16pt" style:font-size-complex="16pt"/>
    </style:style>
    <style:style style:name="P11" style:parent-style-name="Standard" style:family="paragraph">
      <style:text-properties fo:font-size="16pt" style:font-size-asian="16pt" style:font-size-complex="16pt"/>
    </style:style>
    <style:style style:name="P12" style:parent-style-name="Standard" style:family="paragraph">
      <style:text-properties fo:font-size="16pt" style:font-size-asian="16pt" style:font-size-complex="16pt"/>
    </style:style>
    <style:style style:name="P13" style:parent-style-name="Standard" style:family="paragraph">
      <style:text-properties fo:font-size="16pt" style:font-size-asian="16pt" style:font-size-complex="16pt"/>
    </style:style>
    <style:style style:name="P14" style:parent-style-name="Standard" style:family="paragraph">
      <style:text-properties fo:font-size="16pt" style:font-size-asian="16pt" style:font-size-complex="16pt"/>
    </style:style>
    <style:style style:name="P15" style:parent-style-name="Standard" style:family="paragraph">
      <style:text-properties fo:font-size="16pt" style:font-size-asian="16pt" style:font-size-complex="16pt"/>
    </style:style>
    <style:style style:name="P16" style:parent-style-name="Standard" style:family="paragraph">
      <style:text-properties fo:font-size="16pt" style:font-size-asian="16pt" style:font-size-complex="16pt"/>
    </style:style>
    <style:style style:name="P17" style:parent-style-name="Standard" style:family="paragraph">
      <style:text-properties fo:font-size="16pt" style:font-size-asian="16pt" style:font-size-complex="16pt"/>
    </style:style>
    <style:style style:name="P18" style:parent-style-name="Standard" style:family="paragraph">
      <style:text-properties fo:font-size="16pt" style:font-size-asian="16pt" style:font-size-complex="16pt"/>
    </style:style>
    <style:style style:name="P19" style:parent-style-name="Standard" style:family="paragraph">
      <style:text-properties fo:font-size="20pt" style:font-size-asian="20pt" style:font-size-complex="20pt"/>
    </style:style>
    <style:style style:name="P20" style:parent-style-name="Standard" style:family="paragraph">
      <style:text-properties fo:font-size="16pt" style:font-size-asian="16pt" style:font-size-complex="16pt"/>
    </style:style>
    <style:style style:name="P21" style:parent-style-name="Standard" style:family="paragraph">
      <style:text-properties fo:font-size="16pt" style:font-size-asian="16pt" style:font-size-complex="16pt"/>
    </style:style>
    <style:style style:name="P22" style:parent-style-name="Standard" style:family="paragraph">
      <style:text-properties fo:font-size="16pt" style:font-size-asian="16pt" style:font-size-complex="16pt"/>
    </style:style>
    <style:style style:name="P23" style:parent-style-name="Standard" style:family="paragraph">
      <style:text-properties fo:font-size="16pt" style:font-size-asian="16pt" style:font-size-complex="16pt"/>
    </style:style>
    <style:style style:name="P24" style:parent-style-name="Standard" style:family="paragraph">
      <style:text-properties fo:font-size="16pt" style:font-size-asian="16pt" style:font-size-complex="16pt"/>
    </style:style>
    <style:style style:name="P25" style:parent-style-name="Standard" style:family="paragraph">
      <style:text-properties fo:font-size="16pt" style:font-size-asian="16pt" style:font-size-complex="16pt"/>
    </style:style>
    <style:style style:name="P26" style:parent-style-name="Standard" style:family="paragraph">
      <style:text-properties fo:font-size="16pt" style:font-size-asian="16pt" style:font-size-complex="16pt"/>
    </style:style>
    <style:style style:name="P27" style:parent-style-name="Standard" style:family="paragraph">
      <style:text-properties fo:font-size="16pt" style:font-size-asian="16pt" style:font-size-complex="16pt"/>
    </style:style>
    <style:style style:name="P28" style:parent-style-name="Standard" style:family="paragraph">
      <style:text-properties fo:font-size="16pt" style:font-size-asian="16pt" style:font-size-complex="16pt"/>
    </style:style>
    <style:style style:name="T29" style:parent-style-name="DefaultParagraphFont" style:family="text">
      <style:text-properties fo:font-size="16pt" style:font-size-asian="16pt" style:font-size-complex="16pt"/>
    </style:style>
    <style:style style:name="P30" style:parent-style-name="Standard" style:family="paragraph">
      <style:text-properties fo:font-size="16pt" style:font-size-asian="16pt" style:font-size-complex="16pt"/>
    </style:style>
    <style:style style:name="P31" style:parent-style-name="Standard" style:family="paragraph">
      <style:text-properties fo:font-size="16pt" style:font-size-asian="16pt" style:font-size-complex="16pt"/>
    </style:style>
    <style:style style:name="T32" style:parent-style-name="DefaultParagraphFont" style:family="text">
      <style:text-properties fo:font-size="16pt" style:font-size-asian="16pt" style:font-size-complex="16pt"/>
    </style:style>
    <style:style style:name="P33" style:parent-style-name="Standard" style:family="paragraph">
      <style:text-properties fo:font-size="16pt" style:font-size-asian="16pt" style:font-size-complex="16pt"/>
    </style:style>
    <style:style style:name="P34" style:parent-style-name="Standard" style:family="paragraph">
      <style:text-properties fo:font-size="16pt" style:font-size-asian="16pt" style:font-size-complex="16pt"/>
    </style:style>
    <style:style style:name="T35" style:parent-style-name="DefaultParagraphFont" style:family="text">
      <style:text-properties fo:font-size="16pt" style:font-size-asian="16pt" style:font-size-complex="16pt"/>
    </style:style>
    <style:style style:name="P36" style:parent-style-name="Standard" style:family="paragraph">
      <style:text-properties fo:font-size="16pt" style:font-size-asian="16pt" style:font-size-complex="16pt"/>
    </style:style>
    <style:style style:name="P37" style:parent-style-name="Standard" style:family="paragraph">
      <style:text-properties fo:font-size="16pt" style:font-size-asian="16pt" style:font-size-complex="16pt"/>
    </style:style>
    <style:style style:name="T38" style:parent-style-name="DefaultParagraphFont" style:family="text">
      <style:text-properties fo:font-size="16pt" style:font-size-asian="16pt" style:font-size-complex="16pt"/>
    </style:style>
    <style:style style:name="P39" style:parent-style-name="Standard" style:family="paragraph">
      <style:text-properties fo:font-size="16pt" style:font-size-asian="16pt" style:font-size-complex="16pt"/>
    </style:style>
    <style:style style:name="P40" style:parent-style-name="Standard" style:family="paragraph">
      <style:text-properties fo:font-size="16pt" style:font-size-asian="16pt" style:font-size-complex="16pt"/>
    </style:style>
    <style:style style:name="P41" style:parent-style-name="Standard" style:family="paragraph">
      <style:text-properties fo:font-size="16pt" style:font-size-asian="16pt" style:font-size-complex="16pt"/>
    </style:style>
    <style:style style:name="P42" style:parent-style-name="Standard" style:family="paragraph">
      <style:text-properties fo:font-size="16pt" style:font-size-asian="16pt" style:font-size-complex="16pt"/>
    </style:style>
    <style:style style:name="T43" style:parent-style-name="DefaultParagraphFont" style:family="text">
      <style:text-properties fo:font-size="16pt" style:font-size-asian="16pt" style:font-size-complex="16pt"/>
    </style:style>
    <style:style style:name="P44" style:parent-style-name="Standard" style:family="paragraph">
      <style:text-properties fo:font-size="16pt" style:font-size-asian="16pt" style:font-size-complex="16pt"/>
    </style:style>
    <style:style style:name="P45" style:parent-style-name="Standard" style:family="paragraph">
      <style:text-properties fo:font-size="16pt" style:font-size-asian="16pt" style:font-size-complex="16pt"/>
    </style:style>
    <style:style style:name="P46" style:parent-style-name="Standard" style:family="paragraph">
      <style:text-properties fo:font-size="16pt" style:font-size-asian="16pt" style:font-size-complex="16pt"/>
    </style:style>
    <style:style style:name="P47" style:parent-style-name="Standard" style:family="paragraph">
      <style:text-properties fo:font-size="16pt" style:font-size-asian="16pt" style:font-size-complex="16pt"/>
    </style:style>
    <style:style style:name="P48" style:parent-style-name="Standard" style:family="paragraph">
      <style:text-properties fo:font-size="16pt" style:font-size-asian="16pt" style:font-size-complex="16pt"/>
    </style:style>
  </office:automatic-styles>
  <office:body>
    <office:text text:use-soft-page-breaks="true">
      <text:p text:style-name="P1">GESTION BIBLIOTHEQUE: BIBLIOTECH</text:p>
      <text:p text:style-name="P2"/>
      <text:p text:style-name="Standard">Application web pour une bibliotheque permettant de suivre les prets des membres de differents types, selon des criteres specifiques tel que le type de pret(a domicile ou sur place), le type<text:s/>d’adherent, le type de livre.</text:p>
      <text:p text:style-name="Standard"/>
      <text:p text:style-name="P3">Explication detaillee</text:p>
      <text:p text:style-name="P4">Livre et Genre</text:p>
      <text:p text:style-name="Standard"><text:tab/>Les livres possedent les attributs classiques(titre, resume, auteur, genre, etc), les livres se demarqueront au niveau de la gestion de par le genre</text:p>
      <text:p text:style-name="Standard"/>
      <text:p text:style-name="P5">Exemplaire</text:p>
      <text:p text:style-name="Standard"><text:tab/>Le nombre d’exemplaire de chaque livre sera comptee, et l’application devra pouvoir prendre en compte du nombre d’exemplaire restant avec un quelconque pret</text:p>
      <text:p text:style-name="Standard"/>
      <text:p text:style-name="P6">Adherent</text:p>
      <text:p text:style-name="Standard"><text:tab/>il y a 4 types d’adherent(Etudiant, Pro, Professeur, Anonyme), les regles de gestions s’appuient tres lourdement aux types d’adherents</text:p>
      <text:p text:style-name="Standard"/>
      <text:p text:style-name="P7">TypePret</text:p>
      <text:p text:style-name="Standard"><text:tab/>Soit on prete sur place, soit on prete a domicile, les regles de gestions s’appuient tres lourdement aux types de prets.</text:p>
      <text:p text:style-name="Standard"/>
      <text:p text:style-name="P8">Penalite</text:p>
      <text:p text:style-name="Standard"><text:tab/>Selon les parametres de gestion, il y a une penalite de x jours pour un adherent qui ne<text:s/>rend pas son livre a temps</text:p>
      <text:p text:style-name="Standard"/>
      <text:p text:style-name="P9">TypePret</text:p>
      <text:p text:style-name="Standard"><text:tab/>Soit on prete sur place, soit on prete a domicile, les regles de gestions s’appuient tres lourdement aux types de prets</text:p>
      <text:p text:style-name="Standard"/>
      <text:p text:style-name="P10">Penalite</text:p>
      <text:p text:style-name="Standard"><text:tab/>Selon les parametres de gestions, il y aura des penalites, c’est a dire des jours ou le pret de n’importe quel livre est impossible pour les adherents qui ne rendent pas un livre a temps.</text:p>
      <text:p text:style-name="Standard"/>
      <text:p text:style-name="P11">Inscription</text:p>
      <text:p text:style-name="Standard"><text:tab/>Seul les personnes inscrits peuvent effectuer un pret, il s’agit d’une inscription pour un nombre de mois donnee.</text:p>
      <text:p text:style-name="P12"/>
      <text:p text:style-name="P13">Reservation</text:p>
      <text:p text:style-name="Standard"><text:tab/>Un adherant peut reserver un tel livre pour une date donnee, la reservation sera encore valide avant de pouvoir se transformer en pret, et le jour de la reservation, la reservation devient un <text:s/>pret et si l’adherent ne prend pas le livre jusqu’au jour suivant, la reservation sera annule.</text:p>
      <text:p text:style-name="Standard"/>
      <text:p text:style-name="P14">Prolongement de pret</text:p>
      <text:p text:style-name="Standard"><text:tab/>Disponible x jour avant la fin et est encore a approuver. Le nombre de jour de prolongation est une variable.</text:p>
      <text:p text:style-name="Standard"/>
      <text:p text:style-name="P15">Gestion de jour ferrie et de week end</text:p>
      <text:p text:style-name="Standard"><text:tab/>Si le date de retour d’un livre tombe sur un week end ou un jour ferrie, on peut parametrer le programme pour prendre le jour en defaut ou en exces pour les parametres de gestions. Si le date de retour du livre tombe alors sur un dimanche, et que le type de retour de jour est par defaut, alors ce live devra etre rendu le vendredi, et si le vendredi etait ferrie, on devrait alors le rendre au plus tard jeudi.</text:p>
      <text:p text:style-name="Standard"/>
      <text:p text:style-name="P16">CRUD</text:p>
      <text:p text:style-name="Standard"><text:tab/>Livre, genre, exemplaire, adherant, typePret, penalite, Inscription, reservation, prolongement de pret, gestion de jour ferrie et week end.</text:p>
      <text:p text:style-name="Standard"/>
      <text:p text:style-name="P17">Dashboard</text:p>
      <text:p text:style-name="Standard"><text:tab/>Complet avec mutltiCritere, tri et filtre, avec les statistiques divers.</text:p>
      <text:p text:style-name="Standard"/>
      <text:p text:style-name="P18">LES PRETS: regle de gestions</text:p>
      <text:p text:style-name="Standard">- Il existe un nombre de livre pretable selon le type de pret, le type</text:p>
      <text:p text:style-name="Standard"><text:tab/>Soit on prete sur place, soit on prete a domicile, les regles de<text:s/>gestions s’appuient tres lourdement aux types de prets</text:p>
      <text:p text:style-name="Standard"/>
      <text:p text:style-name="Standard">Le nombre d’exemplaire de chaque livre sera comptee, et l’application devra pouvoir prendre en compte du nombre d’exemplaire restant avec un quelconque pret</text:p>
      <text:p text:style-name="Standard"/>
      <text:p text:style-name="Standard">Les livres possedent les attributs classiques(titre, resume, auteur, genre, etc), les livres se demarqueront au niveau de la gestion de par le genre</text:p>
      <text:p text:style-name="Standard"/>
      <text:p text:style-name="Standard"/>
      <text:p text:style-name="P19">CONCEPTION</text:p>
      <text:p text:style-name="P20">Livre</text:p>
      <text:p text:style-name="Standard"><text:tab/>id, <text:s/>titre, auteur, id_genre, isbn, edition, nb_page, resume</text:p>
      <text:p text:style-name="Standard"/>
      <text:p text:style-name="P21">Genre</text:p>
      <text:p text:style-name="Standard"><text:tab/>id, nom</text:p>
      <text:p text:style-name="Standard"/>
      <text:p text:style-name="P22">Exemplaire</text:p>
      <text:p text:style-name="Standard"><text:tab/>id, <text:s/>id_livre, reference, date_arrive</text:p>
      <text:p text:style-name="Standard"/>
      <text:p text:style-name="P23">Adherent</text:p>
      <text:p text:style-name="Standard"><text:tab/>id, libelle</text:p>
      <text:p text:style-name="Standard"/>
      <text:p text:style-name="P24">Type_pret</text:p>
      <text:p text:style-name="Standard"><text:tab/>id, libelle</text:p>
      <text:p text:style-name="P25">Parametre_pret</text:p>
      <text:p text:style-name="Standard"><text:tab/>id_adherent, id_type_pret, id_genre_livre, nb_jour_pret, nb_livre_pretable_en_meme_temps, penalite</text:p>
      <text:p text:style-name="Standard"/>
      <text:p text:style-name="P26">Remise_livre</text:p>
      <text:p text:style-name="Standard"><text:tab/>id, id_pret, date</text:p>
      <text:p text:style-name="Standard"/>
      <text:p text:style-name="P27">Inscription</text:p>
      <text:p text:style-name="Standard"><text:tab/>id, date, nom, prenom,<text:s/>date_naissance, id_adherent, duree</text:p>
      <text:p text:style-name="Standard"/>
      <text:p text:style-name="P28">Pret</text:p>
      <text:p text:style-name="Standard"><text:span text:style-name="T29"><text:tab/></text:span>id, id_inscription, date, id_livre</text:p>
      <text:p text:style-name="P30"/>
      <text:p text:style-name="P31">Reservation</text:p>
      <text:p text:style-name="Standard"><text:span text:style-name="T32"><text:tab/></text:span>id, id_inscription, date, id_livre</text:p>
      <text:p text:style-name="P33"/>
      <text:p text:style-name="P34">etat_reservation</text:p>
      <text:p text:style-name="Standard"><text:span text:style-name="T35"><text:tab/></text:span>id, id_reservation, date, etat</text:p>
      <text:p text:style-name="P36"/>
      <text:p text:style-name="P37"><text:tab/>Prolongement_pret</text:p>
      <text:p text:style-name="Standard"><text:span text:style-name="T38"><text:tab/></text:span>id, id_inscription, id_pret</text:p>
      <text:p text:style-name="P39"/>
      <text:p text:style-name="P40">etat_prolongement_pret</text:p>
      <text:p text:style-name="Standard"><text:tab/>id, id_prolongement_pret, date, etat</text:p>
      <text:p text:style-name="P41"/>
      <text:p text:style-name="P42">Jour_ferrie</text:p>
      <text:p text:style-name="Standard"><text:span text:style-name="T43"><text:tab/></text:span>id, libelle, date</text:p>
      <text:p text:style-name="P44"/>
      <text:p text:style-name="P45"/>
      <text:h text:style-name="Heading2" text:outline-level="2">Fonctionalites</text:h>
      <text:p text:style-name="Textbody">-Preter un livre</text:p>
      <text:p text:style-name="Textbody">-Remettre un livre</text:p>
      <text:p text:style-name="Textbody">-Inscription</text:p>
      <text:p text:style-name="Textbody">-Reserver un livre</text:p>
      <text:p text:style-name="Textbody">- Valider reservation</text:p>
      <text:p text:style-name="Textbody">- Prolonger un pret</text:p>
      <text:p text:style-name="Textbody">- Valider prolongement<text:s/></text:p>
      <text:p text:style-name="Textbody">- dashBoard membre</text:p>
      <text:p text:style-name="P46"/>
      <text:p text:style-name="P47"/>
      <text:p text:style-name="P48"/>
      <text:p text:style-name="Standard"/>
      <text:p text:style-name="Standard"/>
      <text:p text:style-name="Standard"/>
      <text:p text:style-name="Standard"/>
      <text:p text:style-name="Standard"/>
      <text:p text:style-name="Standard"/>
      <text:p text:style-name="Standard"><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itu</dc:creator>
    <meta:creation-date>2025-06-17T10:59:00Z</meta:creation-date>
    <dc:date>2025-07-01T11:55:00Z</dc:date>
    <meta:template xlink:href="Normal.dotm" xlink:type="simple"/>
    <meta:editing-cycles>7</meta:editing-cycles>
    <meta:editing-duration>PT2100S</meta:editing-duration>
    <meta:document-statistic meta:page-count="1" meta:paragraph-count="7" meta:word-count="597" meta:character-count="3997" meta:row-count="28" meta:non-whitespace-character-count="3407"/>
  </office:meta>
</office:document-meta>
</file>